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0200" draw:stroke="none" fo:margin="1.000000000000000pt" style:wrap="biggest" style:wrap-dynamic-threshold="0.000000000000000pt" svg:fill-rule="nonzero"/>
    </style:style>
    <style:style style:name="gr3" style:family="graphic">
      <style:graphic-properties draw:fill="solid" draw:fill-color="#f6e204" draw:stroke="none" fo:margin="1.000000000000000pt" style:wrap="biggest" style:wrap-dynamic-threshold="0.000000000000000pt" svg:fill-rule="nonzero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2044"/>
        </draw:layer-set>
        <draw:g draw:style-name="gr1" draw:id="shape1" svg:y="0.00000000000pt">
          <draw:rect draw:style-name="gr2" draw:id="shape2" draw:name="rect9" draw:layer="g2044" svg:width="504.00000000000pt" svg:height="336.00000000000pt" draw:transform="matrix(0.29761905000 0.00000000000 0.00000000000 0.29761905000 0.00000000000pt 0.00000000000pt)"/>
          <draw:path draw:style-name="gr3" draw:id="shape3" draw:name="star" draw:layer="g2044" svg:width="31.91046272000pt" svg:height="31.38357927226pt" draw:transform="matrix(0.89285715000 0.00000000000 0.00000000000 0.89285715000 10.73428580016pt 9.28571436000pt)" svg:viewBox="0 0 32 31" svg:d="M15.9552 0L19.722 12.4853L31.9105 12.4853L22.0499 19.704L25.8158 31.3836L15.9552 24.1649L6.09466 31.3836L9.86058 19.704L0 12.4853L12.1885 12.4853Z" koffice:nodeTypes="ccccccccccc"/>
          <draw:path draw:style-name="gr3" draw:id="shape4" draw:name="star" draw:layer="g2044" svg:width="31.91046272000pt" svg:height="31.38357927226pt" draw:transform="matrix(0.27388660933 0.11646101284 -0.11646101284 0.27388660933 47.67366353663pt 3.31882827703pt)" svg:viewBox="0 0 32 31" svg:d="M15.9552 0L19.722 12.4853L31.9105 12.4853L22.0499 19.704L25.8158 31.3836L15.9552 24.1649L6.09466 31.3836L9.86058 19.704L0 12.4853L12.1885 12.4853Z" koffice:nodeTypes="ccccccccccc"/>
          <draw:path draw:style-name="gr3" draw:id="shape5" draw:name="star" draw:layer="g2044" svg:width="31.91046272000pt" svg:height="31.38357927226pt" draw:transform="matrix(0.20722887071 0.21361964457 -0.21361964457 0.20722887071 60.44868621978pt 12.93964280256pt)" svg:viewBox="0 0 32 31" svg:d="M15.9552 0L19.722 12.4853L31.9105 12.4853L22.0499 19.704L25.8158 31.3836L15.9552 24.1649L6.09466 31.3836L9.86058 19.704L0 12.4853L12.1885 12.4853Z" koffice:nodeTypes="ccccccccccc"/>
          <draw:path draw:style-name="gr3" draw:id="shape6" draw:name="star" draw:layer="g2044" svg:width="31.91046272000pt" svg:height="31.38357927226pt" draw:transform="matrix(0.10206011986 0.27957262128 -0.27957262128 0.10206011986 63.28980284346pt 28.73684265656pt)" svg:viewBox="0 0 32 31" svg:d="M15.9552 0L19.722 12.4853L31.9105 12.4853L22.0499 19.704L25.8158 31.3836L15.9552 24.1649L6.09466 31.3836L9.86058 19.704L0 12.4853L12.1885 12.4853Z" koffice:nodeTypes="ccccccccccc"/>
          <draw:path draw:style-name="gr3" draw:id="shape7" draw:name="star" draw:layer="g2044" svg:width="31.91046272000pt" svg:height="31.38357927226pt" draw:transform="matrix(0.27847946651 0.10500654846 -0.10500654846 0.27847946651 47.39868212871pt 38.42100912070pt)" svg:viewBox="0 0 32 31" svg:d="M15.9552 0L19.722 12.4853L31.9105 12.4853L22.0499 19.704L25.8158 31.3836L15.9552 24.1649L6.09466 31.3836L9.86058 19.704L0 12.4853L12.1885 12.4853Z" koffice:nodeTypes="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1:52</dc:date>
    <meta:creation-date>2011-05-22T06:11:02</meta:creation-date>
    <dc:creator>Yue Liu</dc:creator>
  </office:meta>
</office:document-meta>
</file>